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9.04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0.242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3.521cm"/>
    </style:style>
    <style:style style:name="co13" style:family="table-column">
      <style:table-column-properties fo:break-before="auto" style:column-width="5.182cm"/>
    </style:style>
    <style:style style:name="co14" style:family="table-column">
      <style:table-column-properties fo:break-before="auto" style:column-width="5.482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3.657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ogs_Viag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O.S.</text:p>
          </table:table-cell>
          <table:table-cell office:value-type="string" calcext:value-type="string">
            <text:p>Consultor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Status da Viagem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Motivo Cancelamento</text:p>
          </table:table-cell>
          <table:table-cell office:value-type="string" calcext:value-type="string">
            <text:p>Solicitante</text:p>
          </table:table-cell>
          <table:table-cell office:value-type="string" calcext:value-type="string">
            <text:p>Viajante</text:p>
          </table:table-cell>
          <table:table-cell office:value-type="string" calcext:value-type="string">
            <text:p>Motivo Viagem</text:p>
          </table:table-cell>
          <table:table-cell office:value-type="string" calcext:value-type="string">
            <text:p>Data Inclusão</text:p>
          </table:table-cell>
          <table:table-cell office:value-type="string" calcext:value-type="string">
            <text:p>Centro de Custo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Aprovador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Data emissão</text:p>
          </table:table-cell>
          <table:table-cell office:value-type="string" calcext:value-type="string">
            <text:p>Reemissã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AS OLIVEIRA</text:p>
          </table:table-cell>
          <table:table-cell office:value-type="string" calcext:value-type="string">
            <text:p>31/08/2017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Check-In 09/09 Check-Out 10/09 Salvador - Cocoon Hotel &amp; Lounge (Salvador, Brasil) - Rua Haeckel Jose De Almeida 238 Localizador: 18463 - Confirmação: 5165-5316 | 20695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LUCAS OLIVEIRA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31/08/2017 14:07:30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JULIANO FERREIRA</text:p>
          </table:table-cell>
          <table:table-cell/>
          <table:table-cell table:style-name="ce1" office:value-type="string" calcext:value-type="string">
            <text:p>31/08/2017 14:27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31/08/2017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CGH) Congonhas / (SSA) Salvador - Partida 09/Set/2017 06:25 - Chegada 09/Set/2017 08:50 GOL Vôo 1566 (Econômica) - Assento: Não marcado / Com franquia de bagagem |(SSA) Salvador / (CGH) Congonhas - Partida 10/Set/2017 03:33 - Chegada 10/Set/2017 06:05 GOL Vôo 1565 (Econômica) - Assento: Não marcado / Com franquia de bagagem <text:s/>UJDFGJ GOL <text:s/>(1775.80 + 59.80) 1835.60 4567890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LUCAS OLIVEIRA</text:p>
          </table:table-cell>
          <table:table-cell table:number-columns-repeated="9" office:value-type="string" calcext:value-type="string">
            <text:p>#REF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31/08/2017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Cumbica / (GIG) Galeão - Partida 06/Set/2017 06:50 - Chegada 06/Set/2017 07:55 GOL Vôo 1092 (Econômica) - Assento: Não marcado / Com franquia de bagagem |(SDU) Santos Dumont / (GRU) Cumbica - Partida 07/Set/2017 18:55 - Chegada 07/Set/2017 19:50 GOL Vôo 1089 (Econômica) - Assento: Não marcado / Com franquia de bagagem <text:s/>WHKPWC GOL <text:s/>(654.80 + 59.43) 714.23 FGHJKL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LUCAS OLIVEIRA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31/08/2017 15:17:33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JULIANO FERREIRA</text:p>
          </table:table-cell>
          <table:table-cell office:value-type="string" calcext:value-type="string">
            <text:p><text:s/>HUGO SILVA</text:p>
          </table:table-cell>
          <table:table-cell table:style-name="ce1" office:value-type="string" calcext:value-type="string">
            <text:p>31/08/2017 15:29: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2/05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Cumbica / (CWB) Curitiba - Partida 06/Set/2017 06:55 - Chegada 06/Set/2017 07:52 LATAM AIRLINES BRASIL Vôo 3157 (Econômica) - Assento: Não marcado / Com franquia de bagagem <text:s/>NFB6YT TAM <text:s/>(379.90 + 29.53) 409.43 9571111111111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31/08/2017 15:44:01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<text:s/>JULIANO FERREIRA</text:p>
          </table:table-cell>
          <table:table-cell office:value-type="string" calcext:value-type="string">
            <text:p><text:s/>HUGO SILVA</text:p>
          </table:table-cell>
          <table:table-cell table:style-name="ce1" office:value-type="string" calcext:value-type="string">
            <text:p>02/05/2018 12:47: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2/09/2017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NF) Confins - Partida 31/Out/2017 10:25 - Chegada 31/Out/2017 11:25 Azul Vôo 2527 (Econômica) - Assento: Não marcado / Com franquia de bagagem |(CNF) Confins / (CGH) Congonhas - Partida 31/Out/2017 21:00 - Chegada 31/Out/2017 22:20 Azul Vôo 2679 (Econômica) - Assento: Não marcado / Com franquia de bagagem <text:s/>FND001 AZUL <text:s/>(209.90 + 23.49) 233.39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DESISTENCIA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2/09/2017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NF) Confins - Partida 31/Out/2017 10:25 - Chegada 31/Out/2017 11:25 Azul Vôo 2527 (Econômica) - Assento: 9D / Com franquia de bagagem |(CNF) Confins / (CGH) Congonhas - Partida 31/Out/2017 21:00 - Chegada 31/Out/2017 22:20 Azul Vôo 2679 (Econômica) - Assento: 8D / Com franquia de bagagem <text:s/>KD847T AZUL <text:s/>(209.90 + 23.49) 233.39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DESISTENCIA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2/09/2017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UDI) Uberlandia / (CNF) Confins - Partida 31/Out/2017 10:25 - Chegada 31/Out/2017 11:25 Azul Vôo 2527 (Econômica) - Assento: 9D / Com franquia de bagagem |(CNF) Confins / (CGH) Congonhas - Partida 31/Out/2017 21:00 - Chegada 31/Out/2017 22:20 Azul Vôo 2679 (Econômica) - Assento: 8D / Com franquia de bagagem <text:s/>KD847T AZUL <text:s/>(209.90 + 23.49) 233.39 111111111111111111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DESISTENCIA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09/2017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25/10 08:00 AV. SALVADOR ALLENDE , 500 Tel:+55 21 991 - 518557 Devolução 26/10 08:00 AV. SALVADOR ALLENDE , 500 Tel:+55 21 991 - 518557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MARCUS HENRIQUE JESUS - Motivo Cancelamento: ERRO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09/2017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25/10 08:00 AV. SALVADOR ALLENDE , 500 Tel:+55 21 991 - 518557 Devolução 26/10 08:00 AV. SALVADOR ALLENDE , 500 Tel:+55 21 991 - 518557 1718975342 Localizador: 1718975342 - Confirmação: 171897534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MARCUS HENRIQUE JESUS - Motivo Cancelamento: ERRO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09/2017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Check-In 25/10 Check-Out 26/10 Rio de Janeiro - VILLA RICA HOTEL RJ - RUA CONDE DE LAGES, 02 <text:s/>- <text:s/>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MARCUS HENRIQUE JESUS - Motivo Cancelamento: ERRO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09/2017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Check-In 25/10 Check-Out 26/10 Rio de Janeiro - VILLA RICA HOTEL RJ - RUA CONDE DE LAGES, 02 Localizador: 5309030_107764 - Confirmação: 1718975335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MARCUS HENRIQUE JESUS - Motivo Cancelamento: ERRO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09/2017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GH) Congonhas / (SDU) Santos Dumont - Partida 25/Out/2017 11:00 - Chegada 25/Out/2017 12:00 LATAM AIRLINES BRASIL Vôo 3920 (Econômica) - Assento: Não marcado / Sem franquia de bagagem <text:s/>FND001 TAM <text:s/>(165.52 + 29.90) 195.42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MARCUS HENRIQUE JESUS - Motivo Cancelamento: ERRO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09/2017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GH) Congonhas / (SDU) Santos Dumont - Partida 25/Out/2017 11:00 - Chegada 25/Out/2017 12:00 LATAM AIRLINES BRASIL Vôo 3920 (Econômica) - Assento: Não marcado / Sem franquia de bagagem <text:s/>PCZ8JA TAM <text:s/>(165.52 + 29.90) 195.42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MARCUS HENRIQUE JESUS - Motivo Cancelamento: ERRO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1/05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scolh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2/05 Check-Out 23/05 São Paulo - IBIS SÃO PAULO CONGONHAS - RUA BARONESA DE BELA VISTA, 801 VILA CONGONH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18/12 12:00 SAO PAULO - CONGONHAS AEROPORTO - RUA OTAVIO - CGH Devolução 19/12 12:00 SAO PAULO - CONGONHAS AEROPORTO - RUA OTAVIO - CGH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18/12 12:00 SAO PAULO - CONGONHAS AEROPORTO - RUA OTAVI - (SAO) Devolução 19/12 12:00 SAO PAULO - CONGONHAS AEROPORTO - RUA OTAVI - (SAO)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18/12 12:00 SAO PAULO - CONGONHAS AEROPORTO - RUA OTAVI - (SAO) Devolução 19/12 12:00 SAO PAULO - CONGONHAS AEROPORTO - RUA OTAVI - (SAO) MV5G91MKEBR Localizador: MV5G91MKEBR - Confirmação: MV5G91MKE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18/12 12:00 SAO PAULO - CONGONHAS AEROPORTO - RUA OTAVI - (SAO) Devolução 19/12 12:00 SAO PAULO - CONGONHAS AEROPORTO - RUA OTAVI - (SAO) MV5G91MKEBR Localizador: MV5G91MKEBR - Confirmação: MV5G91MKE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18/12 12:00 SAO PAULO - CONGONHAS AEROPORTO - RUA OTAVI - (SAO) Devolução 19/12 12:00 SAO PAULO - CONGONHAS AEROPORTO - RUA OTAVI - (SAO) MV5G91MKEBR Localizador: MV5G91MKEBR - Confirmação: MV5G91MKE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18/12 12:00 SAO PAULO - CONGONHAS AEROPORTO - RUA OTAVI - (SAO) Devolução 19/12 12:00 SAO PAULO - CONGONHAS AEROPORTO - RUA OTAVI - (SAO) MV5G91MKEBR Localizador: MV5G91MKEBR - Confirmação: MV5G91MKE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18/12 Check-Out 19/12 São Paulo - Slaviero Slim Congonhas  - Rua Baronesa de Bela Vista, 499</text:p>
            <text:p>São Paulo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18/12 Check-Out 19/12 São Paulo - Slaviero Slim Congonhas  - Rua Baronesa de Bela Vista, 499</text:p>
            <text:p>São Paulo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18/12 Check-Out 19/12 São Paulo - Slaviero Slim Congonhas  - Rua Baronesa de Bela Vista, 499</text:p>
            <text:p>São Paulo  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Check-In 18/12 Check-Out 19/12 São Paulo - Slaviero Slim Congonhas  - Rua Baronesa de Bela Vista, 499</text:p>
            <text:p>São Paulo  - 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Check-In 18/12 Check-Out 19/12 São Paulo - Slaviero Slim Congonhas  - Rua Baronesa de Bela Vista, 499</text:p>
            <text:p>São Paulo  - 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Check-In 18/12 Check-Out 19/12 São Paulo - Slaviero Slim Congonhas  - Rua Baronesa de Bela Vista, 499</text:p>
            <text:p>São Paulo  - 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GH) Congonhas - Partida 18/Dez/2018 18:50 - Chegada 18/Dez/2018 19:55 GOL Vôo 1383 (Econômica) - Assento: Não marcado / Sem Bagagem |(CGH) Congonhas / (UDI) Uberlandia - Partida 19/Dez/2018 11:15 - Chegada 19/Dez/2018 12:35 GOL Vôo 1376 (Econômica) - Assento: Não marcado / Sem Bagagem <text:s/>FND000 GOL <text:s/>(174.56 + 55.84 + 0.00) 230.40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GH) Congonhas - Partida 18/Dez/2018 18:50 - Chegada 18/Dez/2018 19:55 GOL Vôo 1383 (Econômica) - Assento: Não marcado / Sem Bagagem |(CGH) Congonhas / (UDI) Uberlandia - Partida 19/Dez/2018 11:15 - Chegada 19/Dez/2018 12:35 GOL Vôo 1376 (Econômica) - Assento: Não marcado / Sem Bagagem <text:s/>HJS4RJ GOL <text:s/>(174.56 + 55.84 + 0.00) 230.40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GH) Congonhas - Partida 18/Dez/2018 18:50 - Chegada 18/Dez/2018 19:55 GOL Vôo 1383 (Econômica) - Assento: Não marcado / Sem Bagagem |(CGH) Congonhas / (UDI) Uberlandia - Partida 19/Dez/2018 11:15 - Chegada 19/Dez/2018 12:35 GOL Vôo 1376 (Econômica) - Assento: Não marcado / Sem Bagagem <text:s/>HJS4RJ GOL <text:s/>(174.56 + 55.84 + 0.00) 230.40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GH) Congonhas - Partida 18/Dez/2018 18:50 - Chegada 18/Dez/2018 19:55 GOL Vôo 1383 (Econômica) - Assento: Não marcado / Sem Bagagem |(CGH) Congonhas / (UDI) Uberlandia - Partida 19/Dez/2018 11:15 - Chegada 19/Dez/2018 12:35 GOL Vôo 1376 (Econômica) - Assento: Não marcado / Sem Bagagem <text:s/>HJS4RJ GOL <text:s/>(174.56 + 55.84 + 0.00) 230.40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GH) Congonhas - Partida 18/Dez/2018 18:50 - Chegada 18/Dez/2018 19:55 GOL Vôo 1383 (Econômica) - Assento: Não marcado / Sem Bagagem |(CGH) Congonhas / (UDI) Uberlandia - Partida 19/Dez/2018 11:15 - Chegada 19/Dez/2018 12:35 GOL Vôo 1376 (Econômica) - Assento: Não marcado / Sem Bagagem <text:s/>HJS4RJ GOL <text:s/>(174.56 + 55.84 + 0.00) 230.40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UDI) Uberlandia / (CGH) Congonhas - Partida 18/Dez/2018 18:50 - Chegada 18/Dez/2018 19:55 GOL Vôo 1383 (Econômica) - Assento: Não marcado / Sem Bagagem |(CGH) Congonhas / (UDI) Uberlandia - Partida 19/Dez/2018 11:15 - Chegada 19/Dez/2018 12:35 GOL Vôo 1376 (Econômica) - Assento: Não marcado / Sem Bagagem <text:s/>HJS4RJ GOL <text:s/>(174.56 + 55.84 + 0.00) 230.40 hjs4rj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GH) Congonhas / (CWB) Curitiba - Partida 24/Jul/2018 07:00 - Chegada 24/Jul/2018 08:00 GOL Vôo 1130 (Econômica) - Assento: Não marcado / Sem Bagagem <text:s/>FND001 GOL <text:s/>(330.56 + 31.27 + 0.00) 361.83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GH) Congonhas / (CWB) Curitiba - Partida 24/Jul/2018 07:00 - Chegada 24/Jul/2018 08:00 GOL Vôo 1130 (Econômica) - Assento: Não marcado / Sem Bagagem <text:s/>XPBY8X GOL <text:s/>(330.56 + 31.27 + 0.00) 361.83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CGH) Congonhas / (CWB) Curitiba - Partida 24/Jul/2018 07:00 - Chegada 24/Jul/2018 08:00 GOL Vôo 1130 (Econômica) - Assento: Não marcado XPBY8X OFF-LINE <text:s/>(180.00 + 0.00) 180.00 xpby8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YUKIE KAWATAKE - Motivo Cancelamento: teste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04/10 12:00 FORTALEZA AEROPORTO - AVENIDA SENADOR CARLOS JEREISSATI 1600 - FOR Devolução 05/10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0:58:4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04/10 12:00 FORTALEZA AEROPORTO - AVENIDA SENADOR CARLOS JEREISSATI 1600 - FOR Devolução 05/10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0:58:4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04/10 12:00 FORTALEZA AEROPORTO - AVENIDA SENADOR CARLOS JEREISSATI 1600 - FOR Devolução 05/10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0:58:4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04/10 12:00 FORTALEZA AEROPORTO - AVENIDA SENADOR CARLOS JEREISSATI 1600 - FOR Devolução 05/10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0:58:4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04/10 12:00 FORTALEZA AEROPORTO - AVENIDA SENADOR CARLOS JEREISSATI 1600 - FOR Devolução 05/10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0:58:4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04/10 12:00 FORTALEZA AEROPORTO - AVENIDA SENADOR CARLOS JEREISSATI 1600 - FOR Devolução 05/10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1:14:4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04/10 12:00 FORTALEZA AEROPORTO - AVENIDA SENADOR CARLOS JEREISSATI 1600 - FOR Devolução 05/10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1:14:4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6/09 12:00 FORTALEZA AEROPORTO - AVENIDA SENADOR CARLOS JEREISSATI 1600 - FOR Devolução 27/09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1:27:37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6/09 12:00 FORTALEZA AEROPORTO - AVENIDA SENADOR CARLOS JEREISSATI 1600 - FOR Devolução 27/09 12:00 FORTALEZA AEROPORTO - AVENIDA SENADOR CARLOS JEREISSATI 1600 - FOR <text:s text:c="2"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14/09/2018 11:27:37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11/10 12:00 FORTALEZA AEROPORTO - AVENIDA SENADOR CARLOS JEREISSATI 1600 - FOR Devolução 12/10 12:00 FORTALEZA AEROPORTO - AVENIDA SENADOR CARLOS JEREISSATI 1600 - FOR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9/10 12:00 FORTALEZA AEROPORTO - AVENIDA SENADOR CARLOS JEREISSATI 1600 - FOR Devolução 30/10 12:00 FORTALEZA AEROPORTO - AVENIDA SENADOR CARLOS JEREISSATI 1600 - FOR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testeeeeeeeeeeeee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9/10 12:00 FORTALEZA AEROPORTO - AVENIDA SENADOR CARLOS JEREISSATI 1600 - FOR Devolução 30/10 12:00 FORTALEZA AEROPORTO - AVENIDA SENADOR CARLOS JEREISSATI 1600 - FOR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testeeeeeeeeeeeeee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9/10 12:00 FORTALEZA AEROPORTO - AVENIDA SENADOR CARLOS JEREISSATI 1600 - FOR Devolução 30/10 12:00 FORTALEZA AEROPORTO - AVENIDA SENADOR CARLOS JEREISSATI 1600 - FOR MV5HKX6DNBR Localizador: MV5HKX6DNBR - Confirmação: MV5HKX6DN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testeeeeeeeeeeeeee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7/09 12:00 FORTALEZA AEROPORTO - AVENIDA SENADOR CARLOS JEREISSATI 1600 - FOR Devolução 28/09 12:00 FORTALEZA AEROPORTO - AVENIDA SENADOR CARLOS JEREISSATI 1600 - FOR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4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7/09 12:00 FORTALEZA AEROPORTO - AVENIDA SENADOR CARLOS JEREISSATI 1600 - FOR Devolução 28/09 12:00 FORTALEZA AEROPORTO - AVENIDA SENADOR CARLOS JEREISSATI 1600 - FOR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0/09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9/10 12:00 FORTALEZA AEROPORTO - AVENIDA SENADOR CARLOS JEREISSATI 1600 - FOR Devolução 30/10 12:00 FORTALEZA AEROPORTO - AVENIDA SENADOR CARLOS JEREISSATI 1600 - FOR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VCP) Viracopos / (GIG) Galeão - Partida 30/Nov/2018 10:10 - Chegada 30/Nov/2018 11:15 GOL Vôo 1991 (Econômica) - Assento: Não marcado / Com Bagagem |(GIG) Galeão / (GRU) Aeroporto Internacional de São Paulo-Guarulhos - Partida 01/Dez/2018 19:45 - Chegada 01/Dez/2018 20:55 GOL Vôo 1097 (Econômica) - Assento: Não marcado / Com Bagagem <text:s/>RKLZYZ GOL <text:s/>(292.92 + 59.65 + 0.00) 352.57 RKLZYZ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LUCAS OLIVEIRA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3/10/2018 15:25:46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3/10/2018 15:56:0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30/11 13:00 Rio de Janeiro / RJ, Brasil - Galeão (GIG) Devolução 01/12 12:00 Rio de Janeiro / RJ, Brasil - Galeão (GIG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3/10/2018 16:08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3/10/2018 16:26: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BASICO 1.0 Retirada 30/11 13:00 Rio de Janeiro / RJ, Brasil - Galeão (GIG) Devolução 01/12 12:00 Rio de Janeiro / RJ, Brasil - Galeão (GIG) 345643 <text:s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3/10/2018 16:08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3/10/2018 16:26: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30/11 Check-Out 01/12 <text:s/>- Prox ao centro...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3/10/2018 16:08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3/10/2018 16:26: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30/11 Check-Out 01/12 Rio de Janeiro - HOTEL B - TREINAMENTO 2323545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3/10/2018 16:08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3/10/2018 16:26: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SAO) São Paulo / (RIO) Rio de Janeiro 30/Nov 00:00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3/10/2018 16:08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3/10/2018 16:26: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RIO) Rio de Janeiro / (SAO) São Paulo 01/Dez 00:00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3/10/2018 16:08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3/10/2018 16:26: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SAO) São Paulo / (RIO) Rio de Janeiro - Partida 30/Nov/2018 12:00 - Chegada 30/Nov/2018 13:00 Azul Vôo 1234 (Econômica) - Assento: Não marcado|(RIO) Rio de Janeiro / (BSB) Brasilia - Partida 01/Dez/2018 12:00 - Chegada 01/Dez/2018 13:00 Azul Vôo 4321 (Econômica) - Assento: Não marcado|(BSB) Brasilia / (SAO) São Paulo - Partida 01/Dez/2018 14:00 - Chegada 01/Dez/2018 16:00 Azul Vôo 2345 (Econômica) - Assento: Não marcado ABCDEF OFF-LINE <text:s/>(1000.00 + 100.00) 1100.00 ABCDEF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3/10/2018 16:08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3/10/2018 16:26:5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4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GH) Congonhas / (UDI) Uberlandia - Partida 29/Nov/2018 08:25 - Chegada 29/Nov/2018 09:40 GOL Vôo 1378 (Econômica) - Assento: Não marcado / Sem Bagagem <text:s/>FND002 GOL <text:s/>(102.01 + 31.27 + 0.00) 133.28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4/10/2018 18:55:2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4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GH) Congonhas - Partida 26/Nov/2018 18:40 - Chegada 26/Nov/2018 19:55 GOL Vôo 1383 (Econômica) - Assento: Não marcado / Sem Bagagem <text:s/>FND001 GOL <text:s/>(102.01 + 24.57 + 0.00) 126.58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4/10/2018 18:55:2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4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CGH) Congonhas - Partida 26/Nov/2018 18:40 - Chegada 26/Nov/2018 19:55 GOL Vôo 1383 (Econômica) - Assento: Não marcado / Sem Bagagem |(CGH) Congonhas / (UDI) Uberlandia - Partida 29/Nov/2018 08:25 - Chegada 29/Nov/2018 09:40 GOL Vôo 1378 (Econômica) - Assento: 15F / Sem Bagagem <text:s/>XKREUZ GOL <text:s/>(191.72 + 55.84 + 0.00) 247.56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4/10/2018 18:55:2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30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17/06 18:00 UBERLANDIA AEROPORTO (EXTERNO) - AVENIDA ANICETO MACCHERONI 86 - UDI Devolução 18/06 18:00 UBERLANDIA AEROPORTO (EXTERNO) - AVENIDA ANICETO MACCHERONI 86 - UDI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30/10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17/06 18:00 UBERLANDIA AEROPORTO (EXTERNO) - AVENIDA ANICETO MACCHERONI 86 - UDI Devolução 18/06 18:00 UBERLANDIA AEROPORTO (EXTERNO) - AVENIDA ANICETO MACCHERONI 86 - UDI MV7BK6BWEBR Localizador: MV7BK6BWEBR - Confirmação: MV7BK6BWEB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REC) Aeroporto Internacional de Guararapés / (GRU) Aeroporto Internacional de São Paulo-Guarulhos - Partida 18/Mar/2019 04:55 - Chegada 18/Mar/2019 08:20 GOL Vôo 1613 (Econômica) - Assento: Não marcado / Sem Bagagem <text:s/>FND002 GOL <text:s/>(255.00 + 31.27 + 0.00) 286.27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Passageiro - Motivo Cancelamento: teste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REC) Aeroporto Internacional de Guararapés - Partida 11/Mar/2019 19:50 - Chegada 11/Mar/2019 22:55 AVIANCA Vôo 6316 (Econômica) - Assento: Não marcado / Sem Bagagem <text:s/>/ Sem Reembolso <text:s/>FND001 AVIANCA <text:s/>(382.80 + 30.94 + 0.00) 413.74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Passageiro - Motivo Cancelamento: teste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REC) Aeroporto Internacional de Guararapés / (GRU) Aeroporto Internacional de São Paulo-Guarulhos - Partida 18/Mar/2019 04:55 - Chegada 18/Mar/2019 08:20 GOL Vôo 1613 (Econômica) - Assento: Não marcado / Sem Bagagem <text:s/>UFQPPL GOL <text:s/>(255.00 + 31.27 + 0.00) 286.27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Passageiro - Motivo Cancelamento: teste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REC) Aeroporto Internacional de Guararapés - Partida 11/Mar/2019 19:50 - Chegada 11/Mar/2019 22:55 AVIANCA Vôo 6316 (Econômica) - Assento: Não marcado / Sem Bagagem <text:s/>/ Sem Reembolso <text:s/>KSPVMU AVIANCA <text:s/>(382.80 + 30.94 + 0.00) 413.74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Passageiro - Motivo Cancelamento: teste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9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Aeroporto Internacional de São Paulo-Guarulhos / (SDU) Santos Dumont 26/Nov Manhã (06:00 às 12:00)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9/11/2018 10:05:04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Fabiano Damasceno</text:p>
          </table:table-cell>
          <table:table-cell table:style-name="ce1" office:value-type="string" calcext:value-type="string">
            <text:p>19/11/2018 10:19:5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9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SDU) Santos Dumont / (GRU) Aeroporto Internacional de São Paulo-Guarulhos 28/Nov Manhã (06:00 às 12:00)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9/11/2018 10:05:04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Fabiano Damasceno</text:p>
          </table:table-cell>
          <table:table-cell table:style-name="ce1" office:value-type="string" calcext:value-type="string">
            <text:p>19/11/2018 10:19:5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9/11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Aeroporto Internacional de São Paulo-Guarulhos / (SDU) Santos Dumont - Partida 26/Nov/2018 10:00 - Chegada 26/Nov/2018 12:00 LATAM AIRLINES BRASIL Vôo 1234 (Econômica) - Assento: Não marcado|(SDU) Santos Dumont / (GRU) Aeroporto Internacional de São Paulo-Guarulhos - Partida 28/Nov/2018 10:00 - Chegada 28/Nov/2018 12:00 LATAM AIRLINES BRASIL Vôo 4321 (Econômica) - Assento: Não marcado TESTE OFF-LINE <text:s/>(100.00 + 12.00) 112.00 9571234123123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9/11/2018 10:05:04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Fabiano Damasceno</text:p>
          </table:table-cell>
          <table:table-cell table:style-name="ce1" office:value-type="string" calcext:value-type="string">
            <text:p>19/11/2018 10:19:5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9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Aeroporto Internacional de São Paulo-Guarulhos / (REC) Aeroporto Internacional de Guararapés 18/Mar 00:00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9/11/2018 11:38:57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Talmo Passageiro</text:p>
          </table:table-cell>
          <table:table-cell table:style-name="ce1" office:value-type="string" calcext:value-type="string">
            <text:p>19/11/2018 12:02: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9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REC) Aeroporto Internacional de Guararapés / (GRU) Aeroporto Internacional de São Paulo-Guarulhos 22/Mar 00:00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9/11/2018 11:38:57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Talmo Passageiro</text:p>
          </table:table-cell>
          <table:table-cell table:style-name="ce1" office:value-type="string" calcext:value-type="string">
            <text:p>19/11/2018 12:02: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9/11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Aeroporto Internacional de São Paulo-Guarulhos / (REC) Aeroporto Internacional de Guararapés - Partida 18/Mar/2019 12:00 - Chegada 18/Mar/2019 13:00 Azul Vôo 1234 (Econômica) - Assento: Não marcado|(REC) Aeroporto Internacional de Guararapés / (GRU) Aeroporto Internacional de São Paulo-Guarulhos - Partida 22/Mar/2019 12:00 - Chegada 22/Mar/2019 13:00 Azul Vôo 3214 (Econômica) - Assento: Não marcado TRDERT OFF-LINE <text:s/>(1500.00 + 29.35) 1529.35 TRDERT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9/11/2018 11:38:57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Talmo Passageiro</text:p>
          </table:table-cell>
          <table:table-cell table:style-name="ce1" office:value-type="string" calcext:value-type="string">
            <text:p>19/11/2018 12:02: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9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18/03 12:00 Recife / PE, Brasil - Aeroporto Internacional de Guararapés (REC) Devolução 22/03 19:00 Recife / PE, Brasil - Aeroporto Internacional de Guararapés (REC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9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18/03 Check-Out 22/03 <text:s/>- Centr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Aeroporto Internacional de São Paulo-Guarulhos / (REC) Aeroporto Internacional de Guararapés 26/Nov Manhã (06:00 às 12:00)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2/11/2018 10:54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<text:s/>Talmo Passageiro</text:p>
          </table:table-cell>
          <table:table-cell table:style-name="ce1" office:value-type="string" calcext:value-type="string">
            <text:p>22/11/2018 11:13:5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REC) Aeroporto Internacional de Guararapés / (GRU) Aeroporto Internacional de São Paulo-Guarulhos 27/Nov Manhã (06:00 às 12:00)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2/11/2018 10:54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<text:s/>Talmo Passageiro</text:p>
          </table:table-cell>
          <table:table-cell table:style-name="ce1" office:value-type="string" calcext:value-type="string">
            <text:p>22/11/2018 11:13:5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11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Aeroporto Internacional de São Paulo-Guarulhos / (REC) Aeroporto Internacional de Guararapés - Partida 26/Nov/2018 10:00 - Chegada 26/Nov/2018 12:00 Azul Vôo 1234 (Econômica) - Assento: Não marcado|(REC) Aeroporto Internacional de Guararapés / (GRU) Aeroporto Internacional de São Paulo-Guarulhos - Partida 27/Nov/2018 10:00 - Chegada 27/Nov/2018 12:00 Azul Vôo 4321 (Econômica) - Assento: Não marcado tstrlc OFF-LINE <text:s/>(150.00 + 25.00) 175.00 tstrlc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2/11/2018 10:54:58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<text:s/>Talmo Passageiro</text:p>
          </table:table-cell>
          <table:table-cell table:style-name="ce1" office:value-type="string" calcext:value-type="string">
            <text:p>22/11/2018 11:13: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26/11 12:00 Recife / PE, Brasil - Aeroporto Internaciona (REC) Devolução 27/11 12:00 Recife / PE, Brasil - Aeroporto Internaciona (REC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2/11/2018 11:24:46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USUARIO MIGRACAO</text:p>
          </table:table-cell>
          <table:table-cell table:style-name="ce1" office:value-type="string" calcext:value-type="string">
            <text:p>22/11/2018 11:32:4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11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economico Retirada 26/11 12:00 Recife / PE, Brasil - Aeroporto Internaciona (REC) Devolução 27/11 12:00 Recife / PE, Brasil - Aeroporto Internaciona (REC) 456789 <text:s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2/11/2018 11:24:46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USUARIO MIGRACAO</text:p>
          </table:table-cell>
          <table:table-cell table:style-name="ce1" office:value-type="string" calcext:value-type="string">
            <text:p>22/11/2018 11:32:4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6/11 Check-Out 27/11 <text:s/>- CENTRO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2/11/2018 11:24:46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USUARIO MIGRACAO</text:p>
          </table:table-cell>
          <table:table-cell table:style-name="ce1" office:value-type="string" calcext:value-type="string">
            <text:p>22/11/2018 11:32:4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2/11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6/11 Check-Out 27/11 Recife - hotel teste dois - av dois teste, 1234 1234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2/11/2018 11:24:46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Talmo Passageiro</text:p>
          </table:table-cell>
          <table:table-cell office:value-type="string" calcext:value-type="string">
            <text:p><text:s/>USUARIO MIGRACAO</text:p>
          </table:table-cell>
          <table:table-cell table:style-name="ce1" office:value-type="string" calcext:value-type="string">
            <text:p>22/11/2018 11:32:4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8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CPQ) Campinas / (CNF) Confins 17/Dez Manhã (06:00 às 12:00)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28/11/2018 10:05:33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28/11/2018 10:17: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8/11/2018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CPQ) Campinas / (CNF) Confins - Partida 17/Dez/2018 12:00 - Chegada 17/Dez/2018 13:00 Azul Vôo 1234 (Econômica) - Assento: Não marcado tst12 OFF-LINE <text:s/>(158.00 + 12.35) 170.35 tst12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VIAGEM</text:p>
          </table:table-cell>
          <table:table-cell table:style-name="ce1" office:value-type="string" calcext:value-type="string">
            <text:p>28/11/2018 10:05:33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28/11/2018 10:17:5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8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REC) Aeroporto Internacional de Guararapés - Partida 18/Mar/2019 07:40 - Chegada 18/Mar/2019 10:45 GOL Vôo 1614 (Econômica) - Assento: Não marcado / Sem franquia de bagagem <text:s/>FND001 GOL <text:s/>(296.01 + 30.94) 361.95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8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REC) Aeroporto Internacional de Guararapés - Partida 18/Mar/2019 07:40 - Chegada 18/Mar/2019 10:45 GOL Vôo 1614 (Econômica) - Assento: Não marcado / Sem franquia de bagagem <text:s/>FND001 GOL <text:s/>(296.01 + 30.94) 361.95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8/11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REC) Aeroporto Internacional de Guararapés - Partida 18/Mar/2019 07:40 - Chegada 18/Mar/2019 10:45 GOL Vôo 1614 (Econômica) - Assento: Não marcado / Sem franquia de bagagem <text:s/>PGTRGF GOL <text:s/>(296.01 + 30.94) 326.95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3/12/2018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REC) Aeroporto Internacional de Guararapés - Partida 13/Mai/2019 21:10 - Chegada 14/Mai/2019 00:10 GOL Vôo 1620 (Econômica) - Assento: Não marcado / Sem Bagagem <text:s/>FND001 GOL <text:s/>(210.60 + 30.94 + 0.00) 276.54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0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SDU) Santos Dumont / (CGH) Congonhas - Partida 02/Fev/2019 09:10 - Chegada 02/Fev/2019 10:10 GOL Vôo 1011 (Econômica) - Assento: Não marcado / Sem Bagagem <text:s/>FND002 GOL <text:s/>(848.61 + 31.27 + 0.00) 914.88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tste teste Valor Total: BRL1.601,71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0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GH) Congonhas / (SDU) Santos Dumont - Partida 01/Fev/2019 12:10 - Chegada 01/Fev/2019 13:10 GOL Vôo 1024 (Econômica) - Assento: Não marcado / Sem Bagagem <text:s/>FND001 GOL <text:s/>(781.11 + 31.27 + 0.00) 847.38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tste teste Valor Total: BRL1.601,71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0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GH) Congonhas / (SDU) Santos Dumont - Partida 01/Fev/2019 12:10 - Chegada 01/Fev/2019 13:10 GOL Vôo 1024 (Econômica) - Assento: Não marcado / Sem Bagagem |(SDU) Santos Dumont / (CGH) Congonhas - Partida 02/Fev/2019 09:10 - Chegada 02/Fev/2019 10:10 GOL Vôo 1011 (Econômica) - Assento: Não marcado / Sem Bagagem <text:s/>OP4B9K GOL <text:s/>(1539.17 + 62.54 + 0.00) 1601.71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JOAO PAULO SERRALHA DE VELLOSO VIANNA - Motivo Cancelamento: tste teste Valor Total: BRL1.601,7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31/01 Check-Out 01/02 Uberlândia - AMERICA PALACE HOTEL - AVENIDA CESÁRIO ALVIM, 514 CENTR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01/02 Check-Out 02/02 Uberlândia - CARLTON PLAZA HOTEL UBERLANDIA - AVENIDA ANTÔNIO THOMAZ FERREIRA REZENDE, 160 MARTA HELEN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31/01 Check-Out 01/02 Uberlândia - AMERICA PALACE HOTEL - AVENIDA CESÁRIO ALVIM, 514 CENTRO 12345678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01/02 Check-Out 02/02 Acailandia - LARA'S HOTEL - RUA DUQUE DE CAXIAS, 1272 CENTRO 12345678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6/02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Check-In 25/02 Check-Out 26/02 Uberlândia - B&amp;B HOTELS UBERLANDIA (EX HOTEL PRESIDENTE) - PRAÇA TUBAL VILELA, 192 <text:s/>- <text:s/>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6/02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Check-In 25/02 Check-Out 26/02 Uberlândia - B&amp;B HOTELS UBERLANDIA (EX HOTEL PRESIDENTE) - PRAÇA TUBAL VILELA, 192 Localizador: 1911650850 - Confirmação: 1911650850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SDU) Santos Dumont - Partida 30/Mar/2019 06:30 - Chegada 30/Mar/2019 07:35 Azul Vôo 2400 (Econômica) - Assento: Não marcado / Sem Bagagem <text:s/>FND001 AZUL <text:s/>(104.92 + 30.94 + 0.00) 170.86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Motivo teste 19nov18</text:p>
          </table:table-cell>
          <table:table-cell table:style-name="ce1" office:value-type="string" calcext:value-type="string">
            <text:p>26/02/2019 10:53:09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SDU) Santos Dumont - Partida 30/Mar/2019 06:30 - Chegada 30/Mar/2019 07:35 Azul Vôo 2400 (Econômica) - Assento: Não marcado / Sem Bagagem <text:s/>ULIBNE AZUL <text:s/>(104.92 + 30.94 + 0.00) 135.86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Motivo teste 19nov18</text:p>
          </table:table-cell>
          <table:table-cell table:style-name="ce1" office:value-type="string" calcext:value-type="string">
            <text:p>26/02/2019 10:53:09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6/03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REC) Aeroporto Internacional de Guararapés - Partida 17/Jun/2019 15:35 - Chegada 17/Jun/2019 18:45 Azul Vôo 4946 (Econômica) - Assento: Não marcado / Sem Bagagem <text:s/>FND001 AZUL <text:s/>(233.92 + 30.94 + 0.00) 299.86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6/03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REC) Aeroporto Internacional de Guararapés - Partida 17/Jun/2019 15:35 - Chegada 17/Jun/2019 18:45 Azul Vôo 4946 (Econômica) - Assento: Não marcado / Sem Bagagem <text:s/>SBJL4C AZUL <text:s/>(233.92 + 30.94 + 0.00) 264.86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TALMO CARVALHO - Motivo Cancelamento: teste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6/04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0/06 Check-Out 21/06 <text:s/>- pestan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teste de sistema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0/05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GRU) Aeroporto Internacional de São Paulo-Guarulhos - Partida 27/Set/2019 20:00 - Chegada 27/Set/2019 21:35 LATAM AIRLINES GROUP Vôo 3669 (Econômica) - Assento: Não marcado / Sem Bagagem <text:s/>/ Sem Reembolso <text:s/>/ Sem Alteracao de Voo |(GRU) Aeroporto Internacional de São Paulo-Guarulhos / (SSA) Aeroporto Internacional Dep Luís Eduardo Magalhães - Partida 28/Set/2019 00:20 - Chegada 28/Set/2019 02:45 LATAM AIRLINES GROUP Vôo 4703 (Econômica) - Assento: Não marcado / Sem Bagagem <text:s/>/ Sem Reembolso <text:s/>/ Sem Alteracao de Voo <text:s/>FND001 LATAM <text:s/>(540.00 + 25.89 + 0.00) 595.89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Teste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0/05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GRU) Aeroporto Internacional de São Paulo-Guarulhos - Partida 27/Set/2019 20:00 - Chegada 27/Set/2019 21:35 LATAM AIRLINES GROUP Vôo 3669 (Econômica) - Assento: Não marcado / Sem Bagagem <text:s/>/ Sem Reembolso <text:s/>/ Sem Alteracao de Voo |(GRU) Aeroporto Internacional de São Paulo-Guarulhos / (SSA) Aeroporto Internacional Dep Luís Eduardo Magalhães - Partida 28/Set/2019 00:20 - Chegada 28/Set/2019 02:45 LATAM AIRLINES GROUP Vôo 4703 (Econômica) - Assento: Não marcado / Sem Bagagem <text:s/>/ Sem Reembolso <text:s/>/ Sem Alteracao de Voo <text:s/>RQNFQE LATAM <text:s/>(540.00 + 25.89 + 0.00) 565.89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Teste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3/06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8/06 Check-Out 29/06 Uberlândia - Hotel teste - Rua teste, 1234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3/06/2019 13:05:55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13/06/2019 13:07:1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3/06/2019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8/06 Check-Out 29/06 Uberlândia - Hotel teste - Rua teste, 1234 <text:s/>123teste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3/06/2019 13:05:55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13/06/2019 13:07:1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3/06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8/06 Check-Out 29/06 Uberlândia - Hotel teste - Rua teste, 1234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3/06/2019 15:30:13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 office:value-type="string" calcext:value-type="string">
            <text:p><text:s/>USUARIO MIGRACAO</text:p>
          </table:table-cell>
          <table:table-cell table:style-name="ce1" office:value-type="string" calcext:value-type="string">
            <text:p>13/06/2019 15:32:0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3/06/2019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8/06 Check-Out 29/06 Uberlândia - Hotel teste - Rua teste, 1234 <text:s/>testeintegracao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3/06/2019 15:30:13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 office:value-type="string" calcext:value-type="string">
            <text:p><text:s/>USUARIO MIGRACAO</text:p>
          </table:table-cell>
          <table:table-cell table:style-name="ce1" office:value-type="string" calcext:value-type="string">
            <text:p>13/06/2019 15:32:0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0/02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01/05 Check-Out 03/05 Arapiraca - FALCÃO HOTEL - PRAÇA DEPUTADO MARQUES DA SILVA, 80 CENTRO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4/06/2019 14:59:37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20/02/2020 16:37: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0/02/2020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01/05 Check-Out 03/05 Arapiraca - FALCÃO HOTEL - PRAÇA DEPUTADO MARQUES DA SILVA, 80 CENTRO 123teste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4/06/2019 14:59:37</text:p>
          </table:table-cell>
          <table:table-cell office:value-type="string" calcext:value-type="string">
            <text:p>1110000 - PRESIDENCY</text:p>
          </table:table-cell>
          <table:table-cell/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20/02/2020 16:37:0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Aeroporto Internacional de São Paulo-Guarulhos / (REC) Aeroporto Internacional de Guararapés 11/Jul 00:00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5/07/2019 14:00:43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5/07/2019 18:40:4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REC) Aeroporto Internacional de Guararapés / (GRU) Aeroporto Internacional de São Paulo-Guarulhos 11/Jul 00:00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5/07/2019 14:00:43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5/07/2019 18:40:4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5/07/2019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GRU) Aeroporto Internacional de São Paulo-Guarulhos / (REC) Aeroporto Internacional de Guararapés - Partida 11/Jul/2019 06:00 - Chegada 11/Jul/2019 08:30 GOL Vôo 1234 (Econômica) - Assento: 1A|(REC) Aeroporto Internacional de Guararapés / (GRU) Aeroporto Internacional de São Paulo-Guarulhos - Partida 11/Jul/2019 18:30 - Chegada 11/Jul/2019 21:30 GOL Vôo 4321 (Econômica) - Assento: 1B GKME3T OFF-LINE <text:s/>(0.00 + 0.00 + 0.00) 0.00 GKME3T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5/07/2019 14:00:43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5/07/2019 18:40:4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1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JPA) Joao Pessoa / (GRU) Aeroporto Internacional de São Paulo-Guarulhos - Partida 03/Mar/2020 12:30 - Chegada 03/Mar/2020 15:50 LATAM AIRLINES GROUP Vôo 3177 (Econômica) - Assento: Não marcado|(GRU) Aeroporto Internacional de São Paulo-Guarulhos / (BSB) Brasilia - Partida 03/Mar/2020 21:15 - Chegada 03/Mar/2020 22:55 LATAM AIRLINES GROUP Vôo 4510 (Econômica) - Assento: Não marcado|(BSB) Brasilia / (BVB) Boa Vista - Partida 04/Mar/2020 09:00 - Chegada 04/Mar/2020 11:35 LATAM AIRLINES GROUP Vôo 4674 (Econômica) - Assento: Não marcado FND001 LATAM <text:s/>(540.00 + 25.89 + 0.00) 595.89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Reprovada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1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JPA) Joao Pessoa / (BSB) Brasilia - Partida 03/Mar/2020 17:40 - Chegada 03/Mar/2020 20:25 GOL Vôo 1731 (Econômica) - Assento: Não marcado|(BSB) Brasilia / (BVB) Boa Vista - Partida 03/Mar/2020 22:45 - Chegada 04/Mar/2020 01:20 GOL Vôo 2070 (Econômica) - Assento: Não marcado FND001 GOL <text:s/>(654.21 + 25.89 + 0.00) 710.10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Reprovada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1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JPA) Joao Pessoa / (BSB) Brasilia - Partida 03/Mar/2020 17:40 - Chegada 03/Mar/2020 20:25 GOL Vôo 1731 (Econômica) - Assento: Não marcado|(BSB) Brasilia / (BVB) Boa Vista - Partida 03/Mar/2020 22:45 - Chegada 04/Mar/2020 01:20 GOL Vôo 2070 (Econômica) - Assento: Não marcado IWJ2MA GOL <text:s/>(654.21 + 25.89 + 0.00) 680.10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Reprovada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1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JPA) Joao Pessoa / (BVB) Boa Vista 03/Mar 00:00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9/11/2019 15:25:56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29/11/2019 15:29:5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11/2019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JPA) Joao Pessoa / (BVB) Boa Vista - Partida 03/Mar/2020 12:00 - Chegada 03/Mar/2020 14:00 LATAM AIRLINES GROUP Vôo 1234 (Econômica) - Assento: Não marcado TESTE123 OFF-LINE <text:s/>(0.01 + 0.01 + 0.00) 0.02 123456789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29/11/2019 15:25:56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29/11/2019 15:29:5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29/11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R Retirada 29/11 18:00 RIO DE JANEIRO - GALEAO AEROPORTO - AVENIDA VINTE DE JANEIRO 0 - GIG Devolução 04/12 23:30 RIO DE JANEIRO-SANTOS DUMONT AERO/MARINA GLORIA - AVENIDA INFANTE DOM HENRIQUE 0 - SDU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8/12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SSA) Aeroporto Internacional Dep Luís Eduardo Magalhães / (FOR) Aeroporto Internacional Pinto Martins - Partida 13/Mar/2020 23:30 - Chegada 14/Mar/2020 01:20 LATAM AIRLINES GROUP Vôo 3638 (Econômica) - Assento: Não marcado / Sem Bagagem <text:s/>/ Sem Reembolso <text:s/>/ Sem Alteracao de Voo |(FOR) Aeroporto Internacional Pinto Martins / (CGH) Congonhas - Partida 14/Mar/2020 04:20 - Chegada 14/Mar/2020 07:55 LATAM AIRLINES GROUP Vôo 3247 (Econômica) - Assento: Não marcado / Sem Bagagem <text:s/>/ Sem Reembolso <text:s/>/ Sem Alteracao de Voo |(CGH) Congonhas / (UDI) Uberlandia - Partida 14/Mar/2020 11:35 - Chegada 14/Mar/2020 12:55 LATAM AIRLINES GROUP Vôo 3091 (Econômica) - Assento: Não marcado / Sem Bagagem <text:s/>/ Sem Reembolso <text:s/>/ Sem Alteracao de Voo <text:s/>FND002 LATAM <text:s/>(324.00 + 32.13 + 0.00) 386.13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8/12/2019 11:31:39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8/12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VCP) Viracopos - Partida 09/Mar/2020 05:40 - Chegada 09/Mar/2020 07:10 Azul Vôo 6979 (Econômica) - Assento: Não marcado / Sem Bagagem |(VCP) Viracopos / (SSA) Aeroporto Internacional Dep Luís Eduardo Magalhães - Partida 09/Mar/2020 15:00 - Chegada 09/Mar/2020 17:30 Azul Vôo 2576 (Econômica) - Assento: Não marcado / Sem Bagagem <text:s/>FND001 AZUL <text:s/>(424.90 + 25.89 + 0.00) 480.79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8/12/2019 11:31:39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8/12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UDI) Uberlandia / (VCP) Viracopos - Partida 09/Mar/2020 05:40 - Chegada 09/Mar/2020 07:10 Azul Vôo 6979 (Econômica) - Assento: Não marcado / Sem Bagagem |(VCP) Viracopos / (SSA) Aeroporto Internacional Dep Luís Eduardo Magalhães - Partida 09/Mar/2020 15:00 - Chegada 09/Mar/2020 17:30 Azul Vôo 2576 (Econômica) - Assento: Não marcado / Sem Bagagem <text:s/>KM2QFE AZUL <text:s/>(424.90 + 25.89 + 0.00) 450.79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8/12/2019 11:31:39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8/12/2019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Autorizaç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SSA) Aeroporto Internacional Dep Luís Eduardo Magalhães / (FOR) Aeroporto Internacional Pinto Martins - Partida 13/Mar/2020 23:30 - Chegada 14/Mar/2020 01:20 LATAM AIRLINES GROUP Vôo 3638 (Econômica) - Assento: Não marcado / Sem Bagagem <text:s/>/ Sem Reembolso <text:s/>/ Sem Alteracao de Voo |(FOR) Aeroporto Internacional Pinto Martins / (CGH) Congonhas - Partida 14/Mar/2020 04:20 - Chegada 14/Mar/2020 07:55 LATAM AIRLINES GROUP Vôo 3247 (Econômica) - Assento: Não marcado / Sem Bagagem <text:s/>/ Sem Reembolso <text:s/>/ Sem Alteracao de Voo |(CGH) Congonhas / (UDI) Uberlandia - Partida 14/Mar/2020 11:35 - Chegada 14/Mar/2020 12:55 LATAM AIRLINES GROUP Vôo 3091 (Econômica) - Assento: Não marcado / Sem Bagagem <text:s/>/ Sem Reembolso <text:s/>/ Sem Alteracao de Voo <text:s/>EUIRUJ LATAM <text:s/>(324.00 + 32.13 + 0.00) 356.13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8/12/2019 11:31:39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10/02 12:00 SAO PAULO - SHOPPING BUTANTA - AVENIDA PROFESSOR FRANCISCO MORATO 2718 - MOVBUT Devolução 11/02 12:00 SAO PAULO - SHOPPING BUTANTA - AVENIDA PROFESSOR FRANCISCO MORATO 2718 - MOVBUT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7/02/2020 13:35:02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7/02/2020 21:56:5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10/02 12:00 SAO PAULO - SHOPPING BUTANTA - AVENIDA PROFESSOR FRANCISCO MORATO 2718 - MOVBUT Devolução 11/02 12:00 SAO PAULO - SHOPPING BUTANTA - AVENIDA PROFESSOR FRANCISCO MORATO 2718 - MOVBUT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7/02/2020 13:35:02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7/02/2020 21:56:5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<text:s/>Retirada 10/02 12:00 SAO PAULO - SHOPPING BUTANTA - AVENIDA PROFESSOR FRANCISCO MORATO 2718 - MOVBUT Devolução 11/02 12:00 SAO PAULO - SHOPPING BUTANTA - AVENIDA PROFESSOR FRANCISCO MORATO 2718 - MOVBUT 123teste <text:s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7/02/2020 13:35:02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07/02/2020 21:56:5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1/02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27/02 12:00 Guarulhos / SP, Brasil (GRU) Devolução 28/02 12:00 Guarulhos / SP, Brasil (GRU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1/02/2020 14:53:55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11/02/2020 15:12:2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1/02/2020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<text:s/>Retirada 27/02 12:00 Guarulhos / SP, Brasil (GRU) Devolução 28/02 12:00 Guarulhos / SP, Brasil (GRU) teste <text:s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1/02/2020 14:53:55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11/02/2020 15:12: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7/02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27/02 12:00 Guarulhos / SP, Brasil (GRU) Devolução 29/02 12:00 Guarulhos / SP, Brasil (GRU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7/02/2020 13:37:59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17/02/2020 13:40: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SUARIO MIGRACAO</text:p>
          </table:table-cell>
          <table:table-cell office:value-type="string" calcext:value-type="string">
            <text:p>17/02/2020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<text:s/>Retirada 27/02 12:00 Guarulhos / SP, Brasil (GRU) Devolução 29/02 12:00 Guarulhos / SP, Brasil (GRU) 123teste <text:s/>-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USUARIO MIGRACAO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17/02/2020 13:37:59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USUARIO MIGRACAO</text:p>
          </table:table-cell>
          <table:table-cell/>
          <table:table-cell table:style-name="ce1" office:value-type="string" calcext:value-type="string">
            <text:p>17/02/2020 13:40:5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missão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03/09 Check-Out 16/09 <text:s/>- Teste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7/08/2020 13:26:05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Fabiano Damasceno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missão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03/09 Check-Out 16/09 <text:s/>- Centro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7/08/2020 14:23:30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Fabiano Damasceno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NF) Confins / (CGH) Congonhas - Partida 01/Fev/2021 19:00 - Chegada 01/Fev/2021 20:20 Azul Vôo 4132 (Econômica) - Assento: Não marcado / Sem Bagagem |(CGH) Congonhas / (CNF) Confins - Partida 05/Fev/2021 06:40 - Chegada 05/Fev/2021 07:55 Azul Vôo 4051 (Econômica) - Assento: Não marcado / Sem Bagagem <text:s/>FND000 AZUL <text:s/>(277.80 + 67.19 + 0.00) 384.99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Teste Credencial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CNF) Confins / (CGH) Congonhas - Partida 01/Fev/2021 19:00 - Chegada 01/Fev/2021 20:20 Azul Vôo 4132 (Econômica) - Assento: Não marcado / Sem Bagagem |(CGH) Congonhas / (CNF) Confins - Partida 05/Fev/2021 06:40 - Chegada 05/Fev/2021 07:55 Azul Vôo 4051 (Econômica) - Assento: Não marcado / Sem Bagagem <text:s/>OC51MI AZUL <text:s/>(277.80 + 67.19 + 0.00) 384.99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Teste Credencial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20/01 13:00 AVENIDA ANICETO MACCHERONI, 86 - JARDIM IPANEMA - <text:s/>UBERLANDIA - <text:s/>MG - UDI Devolução 21/01 13:00 AVENIDA ANICETO MACCHERONI, 86 - JARDIM IPANEMA - <text:s/>UBERLANDIA - <text:s/>MG - UDI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20/01 13:00 AVENIDA ANICETO MACCHERONI, 86 - JARDIM IPANEMA - <text:s/>UBERLANDIA - <text:s/>MG - UDI Devolução 21/01 13:00 AVENIDA ANICETO MACCHERONI, 86 - JARDIM IPANEMA - <text:s/>UBERLANDIA - <text:s/>MG - UDI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30/04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Cotaç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20/01 13:00 AVENIDA ANICETO MACCHERONI, 86 - JARDIM IPANEMA - <text:s/>UBERLANDIA - <text:s/>MG - UDI Devolução 21/01 13:00 AVENIDA ANICETO MACCHERONI, 86 - JARDIM IPANEMA - <text:s/>UBERLANDIA - <text:s/>MG - UDI <text:s text:c="2"/>- <text:s/>MOVID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#N/DISP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30/04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21/01 12:00 AVENIDA ARICANDUVA, 5500 - VILA CALIFORNIA - <text:s/>SAO PAULO - <text:s/>SP - ARIAPP Devolução 22/01 12:00 AVENIDA ARICANDUVA, 5500 - VILA CALIFORNIA - <text:s/>SAO PAULO - <text:s/>SP - ARIA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teste Valor Total: R$0,0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ECMM Retirada 21/01 12:00 AVENIDA ARICANDUVA, 5500 - VILA CALIFORNIA - <text:s/>SAO PAULO - <text:s/>SP - ARIAPP Devolução 22/01 12:00 AVENIDA ARICANDUVA, 5500 - VILA CALIFORNIA - <text:s/>SAO PAULO - <text:s/>SP - ARIAPP <text:s text:c="2"/>-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Cancelada Por FELIPE PASSOS - Motivo Cancelamento: teste Valor Total: R$0,00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5/03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9/03 Check-Out 31/03 Uberlândia - Hotel teste - Rua teste, 1234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5/03/2021 15:03:01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APROVADOR A</text:p>
          </table:table-cell>
          <table:table-cell/>
          <table:table-cell table:style-name="ce1" office:value-type="string" calcext:value-type="string">
            <text:p>05/03/2021 15:18:4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5/03/2021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9/03 Check-Out 31/03 Uberlândia - Hotel teste - Rua teste, 1234 <text:s/>123456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5/03/2021 15:03:01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APROVADOR A</text:p>
          </table:table-cell>
          <table:table-cell/>
          <table:table-cell table:style-name="ce1" office:value-type="string" calcext:value-type="string">
            <text:p>05/03/2021 15:18:4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30/03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scolh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SDU) Santos Dumont - Partida 21/Abr/2021 08:50 - Chegada 21/Abr/2021 10:05 GOL Vôo 4624 (Econômica) - Assento: Não marcado|(SDU) Santos Dumont / (GRU) Aeroporto Internacional de São Paulo-Guarulhos - Partida 23/Abr/2021 19:15 - Chegada 23/Abr/2021 20:30 GOL Vôo 4722 (Econômica) - Assento: Não marcado / FND000 GOL <text:s/>(174.90 + 68.50 + 0.00) 283.40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30/03/2021 11:20:24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APROVADOR A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30/03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scolha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n-Line</text:p>
          </table:table-cell>
          <table:table-cell office:value-type="string" calcext:value-type="string">
            <text:p>(GRU) Aeroporto Internacional de São Paulo-Guarulhos / (SDU) Santos Dumont - Partida 21/Abr/2021 08:50 - Chegada 21/Abr/2021 10:05 GOL Vôo 4624 (Econômica) - Assento: Não marcado|(SDU) Santos Dumont / (GRU) Aeroporto Internacional de São Paulo-Guarulhos - Partida 23/Abr/2021 19:15 - Chegada 23/Abr/2021 20:30 GOL Vôo 4722 (Econômica) - Assento: Não marcado / WWY7XW GOL <text:s/>(174.90 + 68.50 + 0.00) 243.40 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30/03/2021 11:20:24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APROVADOR A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30/04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18/05 Check-Out 21/05 <text:s/>- Hotel teste.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ESTE/TREINAMENTO</text:p>
          </table:table-cell>
          <table:table-cell table:style-name="ce1" office:value-type="string" calcext:value-type="string">
            <text:p>30/04/2021 11:30:49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Talmo Passageiro</text:p>
          </table:table-cell>
          <table:table-cell/>
          <table:table-cell table:style-name="ce1" office:value-type="string" calcext:value-type="string">
            <text:p>30/04/2021 11:44:2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30/04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18/05 Check-Out 21/05 <text:s/>- Hotel teste.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ESTE/TREINAMENTO</text:p>
          </table:table-cell>
          <table:table-cell table:style-name="ce1" office:value-type="string" calcext:value-type="string">
            <text:p>30/04/2021 11:30:49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Talmo Passageiro</text:p>
          </table:table-cell>
          <table:table-cell/>
          <table:table-cell table:style-name="ce1" office:value-type="string" calcext:value-type="string">
            <text:p>30/04/2021 11:44:2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30/04/2021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mitida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18/05 Check-Out 21/05 Uberlândia - Hotel teste - Rua teste, 1234 <text:s/>123456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ESTE/TREINAMENTO</text:p>
          </table:table-cell>
          <table:table-cell table:style-name="ce1" office:value-type="string" calcext:value-type="string">
            <text:p>30/04/2021 11:30:49</text:p>
          </table:table-cell>
          <table:table-cell office:value-type="string" calcext:value-type="string">
            <text:p>1222240 - PCI SOUTH SALES</text:p>
          </table:table-cell>
          <table:table-cell office:value-type="string" calcext:value-type="string">
            <text:p>EMPRESA DEMONSTRAÇÃO 2</text:p>
          </table:table-cell>
          <table:table-cell office:value-type="string" calcext:value-type="string">
            <text:p>Talmo Passageiro</text:p>
          </table:table-cell>
          <table:table-cell/>
          <table:table-cell table:style-name="ce1" office:value-type="string" calcext:value-type="string">
            <text:p>30/04/2021 11:44:2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2/09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missão</text:p>
          </table:table-cell>
          <table:table-cell office:value-type="string" calcext:value-type="string">
            <text:p>Locação de Veiculo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Retirada 25/08 12:15 São Paulo / SP, Brasil (SAO) Devolução 26/08 12:13 São Paulo / SP, Brasil (SAO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2/09/2021 15:51:02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Fabiano Damasceno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2/09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missão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2/09 Check-Out 24/09 <text:s/>- Treinamneto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2/09/2021 15:51:02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Fabiano Damasceno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2/09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miss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VCP) Viracopos / (SSA) Aeroporto Internacional Dep Luís Eduardo Magalhães 21/Set Tarde (12:00 às 18:00)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2/09/2021 15:51:02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Fabiano Damasceno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02/09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missão</text:p>
          </table:table-cell>
          <table:table-cell office:value-type="string" calcext:value-type="string">
            <text:p>Passagem Aérea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(SSA) Aeroporto Internacional Dep Luís Eduardo Magalhães / (VCP) Viracopos 24/Set 08:00 (Econômica)</text:p>
          </table:table-cell>
          <table:table-cell office:value-type="string" calcext:value-type="string">
            <text:p>NAO</text:p>
          </table:table-cell>
          <table:table-cell/>
          <table:table-cell table:number-columns-repeated="2" office:value-type="string" calcext:value-type="string">
            <text:p>FELIPE PASSOS</text:p>
          </table:table-cell>
          <table:table-cell office:value-type="string" calcext:value-type="string">
            <text:p>TREINAMENTO</text:p>
          </table:table-cell>
          <table:table-cell table:style-name="ce1" office:value-type="string" calcext:value-type="string">
            <text:p>02/09/2021 15:51:02</text:p>
          </table:table-cell>
          <table:table-cell office:value-type="string" calcext:value-type="string">
            <text:p>1110000 - PRESIDENCY</text:p>
          </table:table-cell>
          <table:table-cell office:value-type="string" calcext:value-type="string">
            <text:p>EMPRESA DEMONSTRAÇÃO 1</text:p>
          </table:table-cell>
          <table:table-cell office:value-type="string" calcext:value-type="string">
            <text:p>Fabiano Damasceno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ELIPE PASSOS</text:p>
          </table:table-cell>
          <table:table-cell office:value-type="string" calcext:value-type="string">
            <text:p>15/10/2021</text:p>
          </table:table-cell>
          <table:table-cell office:value-type="string" calcext:value-type="string">
            <text:p>Cotação</text:p>
          </table:table-cell>
          <table:table-cell office:value-type="string" calcext:value-type="string">
            <text:p>Aguardando Emissão</text:p>
          </table:table-cell>
          <table:table-cell office:value-type="string" calcext:value-type="string">
            <text:p>Hospedagem</text:p>
          </table:table-cell>
          <table:table-cell office:value-type="string" calcext:value-type="string">
            <text:p>Off-Line</text:p>
          </table:table-cell>
          <table:table-cell office:value-type="string" calcext:value-type="string">
            <text:p>Check-In 28/10 Check-Out 30/10 <text:s/>- Centro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FELIPE PASSOS</text:p>
          </table:table-cell>
          <table:table-cell table:number-columns-repeated="9" office:value-type="string" calcext:value-type="string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16:25:47.039000000</dc:date>
    <meta:editing-duration>PT8M27S</meta:editing-duration>
    <meta:editing-cycles>1</meta:editing-cycles>
    <meta:generator>LibreOffice/7.2.2.2$Windows_X86_64 LibreOffice_project/02b2acce88a210515b4a5bb2e46cbfb63fe97d56</meta:generator>
    <meta:document-statistic meta:table-count="1" meta:cell-count="2061" meta:object-count="0"/>
  </office:meta>
</office:document-meta>
</file>